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54pt"/>
    </style:style>
    <style:style style:name="co3" style:family="table-column">
      <style:table-column-properties fo:break-before="auto" style:column-width="94.96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73.3pt"/>
    </style:style>
    <style:style style:name="co6" style:family="table-column">
      <style:table-column-properties fo:break-before="auto" style:column-width="137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ccfb7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dddddd"/>
    </style:style>
    <style:style style:name="ce14" style:family="table-cell" style:parent-style-name="Default">
      <style:table-cell-properties fo:background-color="#bee3d3"/>
    </style:style>
    <style:style style:name="ce15" style:family="table-cell" style:parent-style-name="Default">
      <style:table-cell-properties fo:background-color="#c2e0ae"/>
    </style:style>
    <style:style style:name="ce18" style:family="table-cell" style:parent-style-name="Default">
      <style:table-cell-properties fo:background-color="#f9a870"/>
    </style:style>
    <style:style style:name="ce19" style:family="table-cell" style:parent-style-name="Default">
      <style:table-cell-properties fo:background-color="#fedcc6"/>
    </style:style>
    <style:style style:name="ce6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I tournament statistics</text:p>
          </table:table-cell>
          <table:table-cell table:style-name="ce1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I name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Count of players</text:p>
          </table:table-cell>
          <table:table-cell table:style-name="ce2" office:value-type="string" calcext:value-type="string">
            <text:p>Count of games</text:p>
          </table:table-cell>
          <table:table-cell table:style-name="ce2" office:value-type="string" calcext:value-type="string">
            <text:p>AI Winrate [%]</text:p>
          </table:table-cell>
          <table:table-cell table:style-name="ce2" office:value-type="string" calcext:value-type="string">
            <text:p>Rating info tournament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xforto00</text:p>
          </table:table-cell>
          <table:table-cell table:style-name="ce9" office:value-type="string" calcext:value-type="string">
            <text:p>17. 10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5.25" calcext:value-type="float">
            <text:p>45.25</text:p>
          </table:table-cell>
          <table:table-cell table:style-name="ce3" office:value-type="string" calcext:value-type="string">
            <text:p>dt.wpm_c 61.8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dt.sdc <text:s text:c="2"/>59.3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dt.rand <text:s/>55.6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dt.ste <text:s text:c="2"/>53.1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xforto00 45.2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xlogin00 40.00 % winrate</text:p>
          </table:table-cell>
          <table:table-cell/>
          <table:table-cell table:style-name="ce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30.17" calcext:value-type="float">
            <text:p>30.17</text:p>
          </table:table-cell>
          <table:table-cell office:value-type="string" calcext:value-type="string">
            <text:p>dt.sdc <text:s text:c="2"/>52.71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wpm_c 42.03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te <text:s text:c="2"/>41.88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forto00 30.17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rand <text:s/>23.96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login00 12.5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0.12" calcext:value-type="float">
            <text:p>20.12</text:p>
          </table:table-cell>
          <table:table-cell table:style-name="ce5" office:value-type="string" calcext:value-type="string">
            <text:p>dt.ste <text:s text:c="2"/>46.9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wpm_c 37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dc <text:s text:c="2"/>31.1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forto00 20.1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login00 9.65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rand <text:s/>7.92 <text:s/>% winr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9. 10.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dt.wpm_c 62.5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dc <text:s text:c="2"/>57.5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forto00 50.5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rand <text:s/>50.0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te <text:s text:c="2"/>40.0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login00 35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47.88" calcext:value-type="float">
            <text:p>47.88</text:p>
          </table:table-cell>
          <table:table-cell table:style-name="ce5" office:value-type="string" calcext:value-type="string">
            <text:p>dt.wpm_c 58.1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dc <text:s text:c="2"/>55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rand <text:s/>54.3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te <text:s text:c="2"/>51.8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forto00 47.8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login00 37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t.sdc <text:s text:c="2"/>51.22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wpm_c 45.3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te <text:s text:c="2"/>39.17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forto00 32.0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rand <text:s/>22.5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login00 1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0.08" calcext:value-type="float">
            <text:p>30.08</text:p>
          </table:table-cell>
          <table:table-cell table:style-name="ce5" office:value-type="string" calcext:value-type="string">
            <text:p>dt.sdc <text:s text:c="2"/>51.6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te <text:s text:c="2"/>42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wpm_c 41.41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forto00 30.0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rand <text:s/>25.4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login00 12.5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dt.ste <text:s text:c="2"/>46.25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wpm_c 36.02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dc <text:s text:c="2"/>27.92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forto00 19.25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login00 12.71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rand <text:s/>12.1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9.31" calcext:value-type="float">
            <text:p>19.31</text:p>
          </table:table-cell>
          <table:table-cell table:style-name="ce5" office:value-type="string" calcext:value-type="string">
            <text:p>dt.ste <text:s text:c="2"/>47.06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wpm_c 39.1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dc <text:s text:c="2"/>30.6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forto00 19.31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login00 9.13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rand <text:s/>8.65 <text:s/>% winrat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xforto00test</text:p>
          </table:table-cell>
          <table:table-cell office:value-type="string" calcext:value-type="string">
            <text:p>7.11.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53.5" calcext:value-type="float">
            <text:p>53.5</text:p>
          </table:table-cell>
          <table:table-cell table:style-name="ce14" office:value-type="string" calcext:value-type="string">
            <text:p>dt.wpm_c <text:s text:c="4"/>55.00 % winrat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cikitlearn MLP</text:p>
          </table:table-cell>
          <table:table-cell/>
          <table:table-cell table:style-name="ce14" table:number-columns-repeated="3"/>
          <table:table-cell table:style-name="ce14" office:value-type="string" calcext:value-type="string">
            <text:p>xforto00test 53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sdc <text:s text:c="6"/>52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rand <text:s text:c="5"/>5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ste <text:s text:c="6"/>45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xlogin00 <text:s text:c="4"/>3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string" calcext:value-type="string">
            <text:p>dt.sdc <text:s text:c="6"/>50.41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dt.wpm_c <text:s text:c="4"/>41.8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dt.ste <text:s text:c="6"/>35.8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xforto00test 34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dt.rand <text:s text:c="5"/>29.1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xlogin00 <text:s text:c="4"/>7.50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9.5" calcext:value-type="float">
            <text:p>19.5</text:p>
          </table:table-cell>
          <table:table-cell table:style-name="ce14" office:value-type="string" calcext:value-type="string">
            <text:p>dt.ste <text:s text:c="6"/>42.9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wpm_c <text:s text:c="4"/>37.29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sdc <text:s text:c="6"/>29.5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xforto00test 19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rand <text:s text:c="5"/>14.11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xlogin00 <text:s text:c="4"/>10.59 % win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forto00test</text:p>
          </table:table-cell>
          <table:table-cell office:value-type="string" calcext:value-type="string">
            <text:p>16.11.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string" calcext:value-type="string">
            <text:p>xforto00test 56.00 % win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orch LR</text:p>
          </table:table-cell>
          <table:table-cell/>
          <table:table-cell table:style-name="ce18" table:number-columns-repeated="3"/>
          <table:table-cell table:style-name="ce18" office:value-type="string" calcext:value-type="string">
            <text:p>dt.wpm_c <text:s text:c="4"/>55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dt.sdc <text:s text:c="6"/>52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dt.rand <text:s text:c="5"/>5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dt.ste <text:s text:c="6"/>4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xlogin00 <text:s text:c="4"/>22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31.33" calcext:value-type="float">
            <text:p>31.33</text:p>
          </table:table-cell>
          <table:table-cell table:style-name="ce19" office:value-type="string" calcext:value-type="string">
            <text:p>dt.sdc <text:s text:c="6"/>48.7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19" office:value-type="string" calcext:value-type="string">
            <text:p>dt.ste <text:s text:c="6"/>47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19" office:value-type="string" calcext:value-type="string">
            <text:p>dt.wpm_c <text:s text:c="4"/>37.61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19" office:value-type="string" calcext:value-type="string">
            <text:p>xforto00test 31.3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19" office:value-type="string" calcext:value-type="string">
            <text:p>dt.rand <text:s text:c="5"/>24.1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 table:number-columns-repeated="3"/>
          <table:table-cell table:style-name="ce19" office:value-type="string" calcext:value-type="string">
            <text:p>Xlogin00 <text:s text:c="4"/>13.3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string" calcext:value-type="string">
            <text:p>dt.ste <text:s text:c="6"/>44.5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dt.wpm_c <text:s text:c="4"/>36.86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dt.sdc <text:s text:c="6"/>30.8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xforto00test 22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xlogin00 <text:s text:c="4"/>11.44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 table:number-columns-repeated="3"/>
          <table:table-cell table:style-name="ce18" office:value-type="string" calcext:value-type="string">
            <text:p>dt.rand <text:s text:c="5"/>6.85 <text:s/>% winra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15:57:18.968629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22:22:43.404010643</meta:creation-date>
    <dc:date>2020-11-16T16:02:15.007909445</dc:date>
    <meta:editing-duration>PT5H9M32S</meta:editing-duration>
    <meta:editing-cycles>9</meta:editing-cycles>
    <meta:generator>LibreOffice/6.0.7.3$Linux_X86_64 LibreOffice_project/00m0$Build-3</meta:generator>
    <meta:document-statistic meta:table-count="1" meta:cell-count="151" meta:object-count="0"/>
  </office:meta>
</office:document-meta>
</file>